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1 Ein Algorithmus ist eine bestimmte Folge von Anweisungen die hintereinander als Einzelschritte ausgeführt werden. <text:s/>Ein Algorithmus dient dem lösen von Problemen.</text:p>
      <text:p text:style-name="Standard"/>
      <text:p text:style-name="Standard">1.2/1.3</text:p>
      <text:p text:style-name="Standard">Zähneputzen :</text:p>
      <text:p text:style-name="Standard">Nimm Zahnbürste</text:p>
      <text:p text:style-name="Standard">Verteil Zahncreme</text:p>
      <text:p text:style-name="Standard">while(!=fertig) {</text:p>
      <text:p text:style-name="Standard">schrubbe</text:p>
      <text:p text:style-name="Standard">if(sauber) fertig = true;</text:p>
      <text:p text:style-name="Standard">}</text:p>
      <text:p text:style-name="Standard">Lege Zahnbürste weg</text:p>
      <text:p text:style-name="Standard"/>
      <text:p text:style-name="Standard">Essen : </text:p>
      <text:p text:style-name="Standard">Nimm essen</text:p>
      <text:p text:style-name="Standard">while(!=fertig) { </text:p>
      <text:p text:style-name="Standard">kaue</text:p>
      <text:p text:style-name="Standard">if(mundraum == null) fertig = true;</text:p>
      <text:p text:style-name="Standard">}</text:p>
      <text:p text:style-name="Standard">verdaue</text:p>
      <text:p text:style-name="Standard"/>
      <text:p text:style-name="Standard">Abschreiben : </text:p>
      <text:p text:style-name="Standard">nimm stift</text:p>
      <text:p text:style-name="Standard">lese text</text:p>
      <text:p text:style-name="Standard">while(textNeu ist nicht komplett) {</text:p>
      <text:p text:style-name="Standard">schreibe text ab</text:p>
      <text:p text:style-name="Standard">if(text == fertig) textNeu = komplett;</text:p>
      <text:p text:style-name="Standard">}</text:p>
      <text:p text:style-name="Standard">lege stift ab</text:p>
      <text:p text:style-name="Standard"/>
      <text:p text:style-name="Standard">2.1</text:p>
      <text:p text:style-name="Standard">antisymmetrisch: für alle x,y element M gilt xRy UND yRx =&gt; x = y</text:p>
      <text:p text:style-name="Standard">asymmetrisch : gilt immer wenn antisymmetrie gilt, ansonsten für alle x,y element M <text:s/>gilt xRy UND yRx =&gt; x = y</text:p>
      <text:p text:style-name="Standard">reflexiv : für alle elemente x der menge gilt xRx, also steht zu sich selbst in relation</text:p>
      <text:p text:style-name="Standard">transitiv : für alle x,y,z € M gilt : (x,y) UND (y,z) =&gt; (x,z)</text:p>
      <text:p text:style-name="Standard">total: sei R C SxS eine relation, dann ist R total, wenn für alle a,b € S gilt : (a,b) € R ODER (b,a)€R</text:p>
      <text:p text:style-name="Standard"/>
      <text:p text:style-name="Standard">2.2</text:p>
      <text:p text:style-name="Standard">R1 : ist nicht reflexiv, da x – x immer 0 ist und somit nicht &gt;= 5, also keine ÄR</text:p>
      <text:p text:style-name="Standard">R2 : reflexiv : passt, 0 ist immer &lt;= 3</text:p>
      <text:p text:style-name="Standard">symmetrisch : nicht symmetrisch, da (10,1) nicht element der Relation ist, aber (1,10), also keine ÄR</text:p>
      <text:p text:style-name="Standard">R3 : reflexiv, da x = x ist</text:p>
      <text:p text:style-name="Standard">symmetrisch , da x = y und y = x ist</text:p>
      <text:p text:style-name="Standard">transitiv, da x = y und y = z, also auch x = z</text:p>
      <text:p text:style-name="Standard">R3 ist Ä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6M6S</meta:editing-duration>
    <meta:editing-cycles>16</meta:editing-cycles>
    <meta:generator>OpenOffice/4.1.1$Win32 OpenOffice.org_project/411m6$Build-9775</meta:generator>
    <dc:date>2019-04-01T20:16:26.13</dc:date>
    <dc:creator>Knacker Rapse</dc:creator>
    <meta:document-statistic meta:table-count="0" meta:image-count="0" meta:object-count="0" meta:page-count="1" meta:paragraph-count="39" meta:word-count="253" meta:character-count="1279"/>
    <meta:user-defined meta:name="Info 1"/>
    <meta:user-defined meta:name="Info 2"/>
    <meta:user-defined meta:name="Info 3"/>
    <meta:user-defined meta:name="Info 4"/>
  </office:meta>
</office:document-meta>
</file>